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Ана возвращалась с работы и вышла на станции, чтобы сделать пересадку на последнюю линию, по которой поезд довез бы ее до самой Самкары. Ей нужно было переходить через широкую улицу, похожую на спешно сооруженный базар - разноцветные шатры, примыкавшие к стенам зданий, люди с круглыми подносами, заваленными цветистой мишурой, похожие скорее на приставучих попрашаек, чем на торговцев. Ближе к вечеру толпа в этом квартале редела, многие из деляг прикрывали свои бестолковые лавки, считая, видимо, что торговать в сумерки - это плохая примета, однако все еще было людно, и стоял какой-то неугомонный раздражающий гул - беспрерывная речь разными голосами на разных языках, радио-приемники, хрипевшие сразу со всех сторон, яростно перекрикивая друг друга, резкая электрическая музыка, напоминавшая завывание ветра и шум осыпающегося песка.</text:p>
      <text:p text:style-name="P2">Ана обычно не обращала внимания на эту угасающую кутерьму - ее никто не трогал, да и ей нужно было пройти до Келивана меньше квартала пешком, - но в этот раз она чуть не столкнулась с высоким парнем в яркой расшитой куртке, надетой поверх еще одной, точно такой же, который продавал огромные бусы с ненатуральными синими камнями и шел, не глядя перед собой, пораженно уставившись на какой-то прилавок под выляневшим навесом, где собралась уже целая толпа. Ана едва увернулась от него и тоже невольно посмотрела на торговый развал.</text:p>
      <text:p text:style-name="P2">И тут она увидела его. Нив. Он стоял, повернувшись к ней спиной, и о чем-то говорил с торговцем. Ана крикнула - насколько ей позволяла респираторная маска, - но он даже не обернулся, словно забыв, как его зовут. Ана взволнованно метнулась к прилавку, но ей преградил дорогу невысокий кряжистый мужчина, который нес увесистый радио-приемник, заботливо обхватив его полными короткопалыми руками. Ана оттлокнула его и, мужчина, чуть не выронив свою покупку, что-то прокричал ей на гаали. Нив тем временем уже быстро шагал по направлению к надземке.</text:p>
      <text:p text:style-name="P2">Ана побежала вслед за ним, но тут же почувствовала судорожные спазмы в груди и остановилась. Она несколько раз глубоко и хрипло вздохнула, склонив голову, упираясь рукой в какую-то стену, с которой осыпалась штукатурка. Нив же только прибавлял шаг, не оглядываясь назад. Ана пошла вслед за ним, едва восстановив дыхание, хотя и понимала, что никак не сможет его догнать. Его фигура продолжала удаляться, пока не скрылась за поворотом, у самого входа на станцию. Когда Ана вошла в зал ожидания Келивана, то уже задыхалась от усталости.</text:p>
      <text:p text:style-name="P2">Нива внутри не было. Вообще в холле оказалось на удивление мало народу. Привычный полицейский, стоявший у коммутатора, со скукой следил за людьми, которые заходили в зал ожидания с улицы. Из <text:soft-page-break/>громкоговорителей у потолка раздался протяжный раздраженный гудок - на станцию прибывал поезд. Ана стала торопливо подниматься на перрон, опираясь руками о перила и пытаясь перешагивать через две ступеньки.</text:p>
      <text:p text:style-name="P2">Она едва успела - поезд уже отбывал, и двери закрылись сразу же после того, как она ввалилась в вагон, обессиленно хрипя, чувствуя, как у нее начинает кружиться голова и темнеет в глазах как перед обмороком. </text:p>
      <text:p text:style-name="P2">Ана встала, устало присловнившись плечом к пилону в центре вагона. Состав раскачивался, стремительно набирая ход. Она поехала не к Самкаре, а совсем в другую сторону, где никогда до этого была. Ана вдруг подумала, что Нив мог сесть на поезд на противоположном перроне или даже вообще пойти вниз по улице. Она потеряла его. Навсегда.</text:p>
      <text:p text:style-name="P2">Придя в себя, Ана осмотрелась. Все скамейки в вагоне были заняты. Несколько человек стояли напротив окон, держась за высокие поручни, <text:s/>глядя то ли на город, отблески которого стремительно проносились в стекле, то ли на свои собственные прозрачные отражения. Ана, все еще покачиваясь от обморочной слабости, пробралась до конца вагона, опираясь руками о спинки сидений, еще раз оглянулась и вышла в тамбур. Следующий вагон.</text:p>
      <text:p text:style-name="P2">Здесь уже было свободнее. Какой-то мальчишка стоял, обхватив одной рукой серебристый пилон, а все остальные сидели. Ана шла между рядами сидений, вглядываясь в лица. </text:p>
      <text:p text:style-name="P2">В динамиках заиграла музыка - поезд приближался к станции. Ана почувствовала, как сжалось ее сердце. Несколько человек встали со скамеек и подошли к дверям. Поезд дернулся и стал замедляться; в окнах показался длинный перрон станции.</text:p>
      <text:p text:style-name="P2">- Нив! - отчаянно крикнула Ана.</text:p>
      <text:p text:style-name="P2">Почти все пассажиры обернулись на нее. Мальчишка, обнимавший пилон, вздрогнул и испуганно уставился на Ану. Пожилая женщина, сидевшая неподалеку, нахмурилась и покачала головой. </text:p>
      <text:p text:style-name="P2">Поезд остановился. Ана метнулась к дверям, решая, выходить ей или нет. </text:p>
      <text:p text:style-name="P2">На перроне было людно, и почти вся собравшаяся там толпа поперла <text:s/>в открытые двери. Ана толкали, она мешала им заходить. И тут Ана увидела знакомую фигуру - Нив был уже в дальнем конце перрона, он промелькнул перед ее глазами на какое-то мгновение и скрылся на лестничной клетке.</text:p>
      <text:p text:style-name="P2">- Нив! - снова позвала Ана, но кричать было бесполезно.</text:p>
      <text:p text:style-name="P2">Она выскользнула из вагона - ей показалось, что в самую последнюю секунду, перед тем, как раздался извещающий об отбытии гудок, - и быстро зашагала к выходу с перрона. Он был совсем близко, но бежать она уже не могла.</text:p>
      <text:p text:style-name="P2"><text:soft-page-break/>Ана вышла на улицу. Мостовая перед резко шла под откос, точно эта часть города была на несколько миль ниже уровня моря. Нива нигде не было. Над головой пролетела тень скоростного состава, уходившего в том направлении, откуда ее только что привез поез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38H51M10S</meta:editing-duration>
    <meta:editing-cycles>344</meta:editing-cycles>
    <meta:generator>OpenOffice.org/3.1$Win32 OpenOffice.org_project/310m11$Build-9399</meta:generator>
    <dc:date>2009-10-30T02:50:21.26</dc:date>
    <dc:creator>Василий Воронков</dc:creator>
    <meta:document-statistic meta:table-count="0" meta:image-count="0" meta:object-count="0" meta:page-count="3" meta:paragraph-count="18" meta:word-count="821" meta:character-count="5289"/>
    <meta:user-defined meta:name="Info 1"/>
    <meta:user-defined meta:name="Info 2"/>
    <meta:user-defined meta:name="Info 3"/>
    <meta:user-defined meta:name="Info 4"/>
  </office:meta>
</office:document-meta>
</file>